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PropertyMarker.AutowiredProperty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PropertyMark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PropertyMark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PropertyMarker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PropertyMarker.equals( @ Nullable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